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6196" officeooo:paragraph-rsid="00036196"/>
    </style:style>
    <style:style style:name="P2" style:family="paragraph" style:parent-style-name="Standard">
      <style:text-properties officeooo:rsid="00036196" officeooo:paragraph-rsid="0004f6a2"/>
    </style:style>
    <style:style style:name="P3" style:family="paragraph" style:parent-style-name="Standard">
      <style:paragraph-properties fo:text-align="start" style:justify-single-word="false"/>
      <style:text-properties officeooo:rsid="00036196" officeooo:paragraph-rsid="00036196"/>
    </style:style>
    <style:style style:name="P4" style:family="paragraph" style:parent-style-name="Standard">
      <style:text-properties officeooo:rsid="00036196" officeooo:paragraph-rsid="00077336"/>
    </style:style>
    <style:style style:name="P5" style:family="paragraph" style:parent-style-name="Standard">
      <style:text-properties officeooo:rsid="00077336" officeooo:paragraph-rsid="00077336"/>
    </style:style>
    <style:style style:name="P6" style:family="paragraph" style:parent-style-name="Standard">
      <style:text-properties officeooo:rsid="0004f6a2" officeooo:paragraph-rsid="0004f6a2"/>
    </style:style>
    <style:style style:name="P7" style:family="paragraph" style:parent-style-name="Standard">
      <style:text-properties officeooo:rsid="00036196" officeooo:paragraph-rsid="00084359"/>
    </style:style>
    <style:style style:name="P8" style:family="paragraph" style:parent-style-name="Standard">
      <style:text-properties officeooo:rsid="00075d47" officeooo:paragraph-rsid="00075d47"/>
    </style:style>
    <style:style style:name="P9" style:family="paragraph" style:parent-style-name="Standard">
      <style:text-properties officeooo:rsid="00084359" officeooo:paragraph-rsid="00084359"/>
    </style:style>
    <style:style style:name="P10" style:family="paragraph" style:parent-style-name="Standard">
      <style:text-properties fo:font-size="18pt" fo:font-weight="bold" officeooo:rsid="00075d47" officeooo:paragraph-rsid="00075d47" style:font-size-asian="18pt" style:font-weight-asian="bold" style:font-size-complex="18pt" style:font-weight-complex="bold"/>
    </style:style>
    <style:style style:name="T1" style:family="text">
      <style:text-properties officeooo:rsid="0003ab46"/>
    </style:style>
    <style:style style:name="T2" style:family="text">
      <style:text-properties officeooo:rsid="0004f6a2"/>
    </style:style>
    <style:style style:name="T3" style:family="text">
      <style:text-properties officeooo:rsid="0005b299"/>
    </style:style>
    <style:style style:name="T4" style:family="text">
      <style:text-properties officeooo:rsid="00075d47"/>
    </style:style>
    <style:style style:name="T5" style:family="text">
      <style:text-properties officeooo:rsid="00077336"/>
    </style:style>
    <style:style style:name="T6" style:family="text">
      <style:text-properties officeooo:rsid="00078642"/>
    </style:style>
    <style:style style:name="T7" style:family="text">
      <style:text-properties officeooo:rsid="000843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mputing for Brain Scientists</text:p>
      <text:p text:style-name="P8"/>
      <text:p text:style-name="P9">Lecturer: Assistant Professor Andrew Connolly</text:p>
      <text:p text:style-name="P9"><text:s/></text:p>
      <text:p text:style-name="P9">Winter 2016</text:p>
      <text:p text:style-name="P9"/>
      <text:p text:style-name="P9">This course is intended to give you the tools you will need for all of the computing you will need to do for the rest of your life -- starting with graduate school.</text:p>
      <text:p text:style-name="P9"/>
      <text:p text:style-name="P9">Prospectus:</text:p>
      <text:p text:style-name="P1"/>
      <text:p text:style-name="P1"><text:span text:style-name="T2">1/5 </text:span>Week 1: Introductions </text:p>
      <text:p text:style-name="P7"><text:tab/></text:p>
      <text:p text:style-name="P7"><text:span text:style-name="T7"><text:tab/></text:span>Debian </text:p>
      <text:p text:style-name="P1"><text:tab/>Getting <text:span text:style-name="T5">i</text:span>t, <text:span text:style-name="T5">getting to know it, getting to love it</text:span></text:p>
      <text:p text:style-name="P1"><text:tab/><text:span text:style-name="T1">Getting software using APT</text:span></text:p>
      <text:p text:style-name="P1"><text:tab/><text:span text:style-name="T5">Getting software using git</text:span></text:p>
      <text:p text:style-name="P1"><text:tab/><text:span text:style-name="T5">Getting matlab</text:span></text:p>
      <text:p text:style-name="P1"/>
      <text:p text:style-name="P1"><text:tab/><text:span text:style-name="T5">READINGS: </text:span></text:p>
      <text:p text:style-name="P1"/>
      <text:p text:style-name="P4"><text:tab/><text:tab/><text:span text:style-name="T5">https://www.debian.org/intro/about</text:span></text:p>
      <text:p text:style-name="P1"><text:tab/><text:tab/></text:p>
      <text:p text:style-name="P5"><text:tab/><text:tab/>Halchenko, Y. O. &amp; Hanke, M. (2012). Open is not enough. Let’s take the next step: An <text:tab/><text:tab/><text:tab/>integrated, community-driven computing platform for neuroscience. Frontiers in <text:tab/><text:tab/><text:tab/><text:tab/>Neuroinformatics, 6:22</text:p>
      <text:p text:style-name="P5"/>
      <text:p text:style-name="P5"><text:tab/><text:tab/></text:p>
      <text:p text:style-name="P1"><text:span text:style-name="T2">1/12 </text:span>Week 2: Bash</text:p>
      <text:p text:style-name="P1"><text:tab/></text:p>
      <text:p text:style-name="P1"><text:tab/>Mastering the command line</text:p>
      <text:p text:style-name="P1"><text:tab/><text:tab/><text:span text:style-name="T4">knowing your $PATH</text:span></text:p>
      <text:p text:style-name="P1"><text:tab/><text:tab/><text:span text:style-name="T4">navigating files and directories</text:span></text:p>
      <text:p text:style-name="P1"><text:tab/><text:tab/><text:span text:style-name="T4">permissions</text:span></text:p>
      <text:p text:style-name="P1"><text:tab/>Scripting</text:p>
      <text:p text:style-name="P1"><text:tab/><text:tab/><text:span text:style-name="T5">customizing your ~/.bashrc</text:span></text:p>
      <text:p text:style-name="P1"><text:tab/><text:tab/><text:span text:style-name="T5">VIM, variables, and for loops</text:span></text:p>
      <text:p text:style-name="P1"><text:tab/>Getting Organized</text:p>
      <text:p text:style-name="P1"><text:tab/></text:p>
      <text:p text:style-name="P1"/>
      <text:p text:style-name="P1"><text:tab/><text:span text:style-name="T5">READINGS: </text:span></text:p>
      <text:p text:style-name="P4"><text:tab/><text:tab/></text:p>
      <text:p text:style-name="P4"><text:span text:style-name="T5"><text:tab/><text:tab/></text:span><text:a xlink:type="simple" xlink:href="http://ryanstutorials.net/linuxtutorial/" text:style-name="Internet_20_link" text:visited-style-name="Visited_20_Internet_20_Link"><text:span text:style-name="T5">http://ryanstutorials.net/linuxtutorial/</text:span></text:a></text:p>
      <text:p text:style-name="P4"/>
      <text:p text:style-name="P4"><text:tab/><text:tab/><text:a xlink:type="simple" xlink:href="http://ryanstutorials.net/bash-scripting-tutorial/" text:style-name="Internet_20_link" text:visited-style-name="Visited_20_Internet_20_Link"><text:span text:style-name="T5">http://ryanstutorials.net/bash-scripting-tutorial/</text:span></text:a></text:p>
      <text:p text:style-name="P4"><text:tab/><text:tab/><text:tab/><text:tab/></text:p>
      <text:p text:style-name="P1"/>
      <text:p text:style-name="P1"><text:span text:style-name="T2">1/19 </text:span>Week 3: <text:span text:style-name="T4">Intro to </text:span>Python</text:p>
      <text:p text:style-name="P1"><text:soft-page-break/><text:tab/><text:span text:style-name="T4">IPython</text:span></text:p>
      <text:p text:style-name="P1"><text:tab/>Data types</text:p>
      <text:p text:style-name="P1"><text:tab/>Data structures</text:p>
      <text:p text:style-name="P1"><text:tab/><text:span text:style-name="T4">Numpy and Scipy</text:span></text:p>
      <text:p text:style-name="P1"/>
      <text:p text:style-name="P1"><text:span text:style-name="T2">1/26 </text:span>Week 4: <text:span text:style-name="T4">More Python</text:span></text:p>
      <text:p text:style-name="P3"><text:tab/><text:span text:style-name="T6">Logic, control, and scope</text:span></text:p>
      <text:p text:style-name="P1"><text:tab/><text:span text:style-name="T4">Functions</text:span></text:p>
      <text:p text:style-name="P1"><text:tab/><text:span text:style-name="T4">Classes</text:span></text:p>
      <text:p text:style-name="P1"><text:tab/><text:span text:style-name="T4">Packages</text:span></text:p>
      <text:p text:style-name="P1"/>
      <text:p text:style-name="P1"><text:span text:style-name="T2">2/2 </text:span>Week 5: <text:span text:style-name="T1">Collecting data</text:span></text:p>
      <text:p text:style-name="P1"><text:tab/><text:span text:style-name="T3">Create an experiment using Psychopy</text:span></text:p>
      <text:p text:style-name="P1"><text:tab/><text:span text:style-name="T3">Create a command-line tool in Python</text:span></text:p>
      <text:p text:style-name="P1"/>
      <text:p text:style-name="P1"><text:span text:style-name="T2">2/9 </text:span>Week 6: <text:span text:style-name="T1">Data analysis for fMRI</text:span></text:p>
      <text:p text:style-name="P2"><text:tab/><text:span text:style-name="T2">Command line tools (AFNI, FSL) </text:span></text:p>
      <text:p text:style-name="P6"><text:tab/>Scripted Preprocessing</text:p>
      <text:p text:style-name="P6"><text:tab/>Visualizing</text:p>
      <text:p text:style-name="P1"><text:tab/></text:p>
      <text:p text:style-name="P1"><text:span text:style-name="T2">2/16 </text:span>Week 7: <text:span text:style-name="T2">The Dataset Object</text:span></text:p>
      <text:p text:style-name="P1"><text:tab/><text:span text:style-name="T2">PyMVPA introduction</text:span></text:p>
      <text:p text:style-name="P1"><text:tab/><text:span text:style-name="T2">CosmoMVPA</text:span></text:p>
      <text:p text:style-name="P1"/>
      <text:p text:style-name="P1"><text:span text:style-name="T2">2/23 </text:span>Week 8: <text:span text:style-name="T3">Report generator</text:span></text:p>
      <text:p text:style-name="P1"><text:tab/><text:span text:style-name="T3">Automated figures</text:span></text:p>
      <text:p text:style-name="P1"><text:tab/><text:span text:style-name="T3">Updating reports</text:span></text:p>
      <text:p text:style-name="P1"><text:tab/><text:span text:style-name="T3">Latex</text:span><text:tab/></text:p>
      <text:p text:style-name="P1"/>
      <text:p text:style-name="P1"><text:span text:style-name="T2">3/1 </text:span>Week 9: <text:span text:style-name="T3">Putting it all together</text:span></text:p>
      <text:p text:style-name="P1"><text:tab/><text:span text:style-name="T4">Analysis Pipeline</text:span></text:p>
      <text:p text:style-name="P1"><text:tab/><text:span text:style-name="T4">The fully executable journal article</text:span></text:p>
      <text:p text:style-name="P1"/>
      <text:p text:style-name="P1"><text:span text:style-name="T2">3/8 </text:span>Week 10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6-01-04T10:06:20.707773002</meta:creation-date>
    <dc:date>2016-01-05T09:00:30.890917848</dc:date>
    <dc:creator>Andrew Connolly</dc:creator>
    <meta:editing-duration>PT5H29M22S</meta:editing-duration>
    <meta:editing-cycles>2</meta:editing-cycles>
    <meta:generator>LibreOffice/5.0.3.2$Linux_X86_64 LibreOffice_project/00m0$Build-2</meta:generator>
    <meta:printed-by>Andrew Connolly</meta:printed-by>
    <meta:print-date>2016-01-05T09:00:24.719301295</meta:print-date>
    <meta:document-statistic meta:table-count="0" meta:image-count="0" meta:object-count="0" meta:page-count="2" meta:paragraph-count="63" meta:word-count="222" meta:character-count="1568" meta:non-whitespace-character-count="1323"/>
  </office:meta>
</office:document-meta>
</file>